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No Name Corporation :</text:span><text:tab/>Prise OBD, entreprise qui protège les voitures.<text:tab/><text:tab/></text:p>
      <text:p text:style-name="Standard"><text:tab/><text:tab/><text:tab/><text:tab/><text:tab/>Protège les voitures de vol.</text:p>
      <text:p text:style-name="Standard"><text:tab/><text:tab/><text:tab/><text:tab/><text:tab/>CareMyCar</text:p>
      <text:p text:style-name="Standard"><text:tab/><text:tab/><text:tab/><text:tab/><text:tab/></text:p>
      <text:p text:style-name="Standard"/>
      <text:p text:style-name="Standard">Chef Enzo :</text:p>
      <text:p text:style-name="Standard"/>
      <text:p text:style-name="Standard">- accords des assurance<text:tab/><text:tab/>- cibles : 25-65 ans</text:p>
      <text:p text:style-name="Standard">- faire une aplis (GSM )<text:tab/><text:tab/>- Choix des Offre</text:p>
      <text:p text:style-name="Standard">- Vente Sélectif<text:tab/><text:tab/><text:tab/>- Approche financières</text:p>
      <text:p text:style-name="Standard">- Entreprise privé<text:tab/><text:tab/><text:tab/>-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mann LECOQ</meta:initial-creator>
    <meta:creation-date>2021-09-14T09:44:52.80</meta:creation-date>
    <dc:date>2021-09-14T10:42:40.69</dc:date>
    <dc:creator>Lomann LECOQ</dc:creator>
    <meta:editing-duration>PT57M54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1" meta:paragraph-count="9" meta:word-count="49" meta:character-count="286"/>
  </office:meta>
</office:document-meta>
</file>